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D0000004D8B0CC45BA922E7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526cm" svg:height="17.526cm" svg:x="5.842cm" svg:y="1.016cm">
          <draw:image xlink:href="Pictures/100002010000004D0000004D8B0CC45BA922E7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8T10:02:10.830959792</meta:creation-date>
    <meta:editing-duration>PT1H42M9S</meta:editing-duration>
    <meta:editing-cycles>2</meta:editing-cycles>
    <meta:generator>LibreOffice/5.3.1.2$Linux_X86_64 LibreOffice_project/30m0$Build-2</meta:generator>
    <dc:date>2017-07-28T11:54:20.935141534</dc:date>
    <meta:document-statistic meta:object-count="24"/>
  </office:meta>
</office:document-meta>
</file>